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20pt" style:font-size-asian="20pt" style:font-size-complex="20pt"/>
    </style:style>
    <style:style style:name="P3" style:family="paragraph" style:parent-style-name="Standard">
      <style:paragraph-properties fo:margin-top="0cm" fo:margin-bottom="0cm" loext:contextual-spacing="false"/>
      <style:text-properties fo:font-size="15pt" style:font-size-asian="15pt" style:font-size-complex="15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5pt" fo:font-weight="bold" style:font-size-asian="25pt" style:font-weight-asian="bold" style:font-size-complex="25pt"/>
    </style:style>
    <style:style style:name="T1" style:family="text">
      <style:text-properties officeooo:rsid="000ab4e8"/>
    </style:style>
    <style:style style:name="T2" style:family="text">
      <style:text-properties officeooo:rsid="000da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xe fonctionnel</text:p>
      <text:p text:style-name="P1"/>
      <text:p text:style-name="P1"/>
      <text:p text:style-name="P2">Diagramme des cas d’utilisation :</text:p>
      <text:p text:style-name="P3">Acteurs :</text:p>
      <text:p text:style-name="P1">-<text:span text:style-name="T2">Organisateur</text:span></text:p>
      <text:p text:style-name="P1">-Participant</text:p>
      <text:p text:style-name="P1"/>
      <text:p text:style-name="P3">Cas D’utilisations :</text:p>
      <text:p text:style-name="P1">-Gérer <text:span text:style-name="T1">l’événement</text:span></text:p>
      <text:p text:style-name="P4">-Créer év<text:span text:style-name="T1">é</text:span>nement</text:p>
      <text:p text:style-name="P4">-Modifier év<text:span text:style-name="T1">é</text:span>nement</text:p>
      <text:p text:style-name="P4">-Supprimer év<text:span text:style-name="T1">é</text:span>nement</text:p>
      <text:p text:style-name="P4">-Finaliser l’év<text:span text:style-name="T1">é</text:span>nement</text:p>
      <text:p text:style-name="P1">-Participer à l’év<text:span text:style-name="T1">é</text:span>nement</text:p>
      <text:p text:style-name="P1"><text:tab/>-Voter pour des dates<text:tab/></text:p>
      <text:p text:style-name="P1"><text:tab/>-Modifier ses choix</text:p>
      <text:p text:style-name="P1"><text:tab/>-Commenter chaque plage horaire</text:p>
      <text:p text:style-name="P1"><text:tab/>-Participer à la discussion <text:span text:style-name="T1">instantanée</text:span></text:p>
      <text:p text:style-name="P1"><text:tab/>-Contacter le modérateur si problème</text:p>
      <text:p text:style-name="P1">-Consulter l'événement</text:p>
      <text:p text:style-name="P1">-Paramétrer l’application</text:p>
      <text:p text:style-name="P1"><text:tab/>-Changer la langue</text:p>
      <text:p text:style-name="P1"><text:tab/>-Changer son pseudo</text:p>
      <text:p text:style-name="P1">-Partager l'événement</text:p>
      <text:p text:style-name="P1">-Décentraliser <text:span text:style-name="T1">l’événement</text:span></text:p>
      <text:p text:style-name="P4">-Exporter l’év<text:span text:style-name="T1">é</text:span>nement</text:p>
      <text:p text:style-name="P1"><text:tab/>-Imprimer l'événement</text:p>
      <text:p text:style-name="P1"><text:tab/>-Synchroniser l’év<text:span text:style-name="T1">é</text:span>ne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29T17:32:30.715592253</dc:date>
    <meta:editing-duration>PT43S</meta:editing-duration>
    <meta:editing-cycles>2</meta:editing-cycles>
    <meta:document-statistic meta:table-count="0" meta:image-count="0" meta:object-count="0" meta:page-count="1" meta:paragraph-count="26" meta:word-count="68" meta:character-count="576" meta:non-whitespace-character-count="524"/>
  </office:meta>
</office:document-meta>
</file>